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11cm" svg:height="8.612cm" svg:x="0.03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51:24.947642539</dc:date>
    <meta:editing-duration>PT4M45S</meta:editing-duration>
    <meta:editing-cycles>20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2cm" svg:height="8.613cm" xlink:href="." xlink:type="simple" chart:class="chart:scatter" chart:style-name="ch1">
        <chart:plot-area chart:style-name="ch2" chart:data-source-has-labels="both" svg:x="0.306cm" svg:y="0.172cm" svg:width="14.7cm" svg:height="8.269cm">
          <chartooo:coordinate-region svg:x="0.848cm" svg:y="0.372cm" svg:width="14.064cm" svg:height="7.8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963507348203433">
                <text:p>0.963507348203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73624910536936">
                <text:p>-0.736249105369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497379774329708">
                <text:p>-0.4973797743297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46957615897682E-015">
                <text:p>-1.4695761589768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